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b14a" officeooo:paragraph-rsid="0003b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/>
      <text:p text:style-name="P1">void main()</text:p>
      <text:p text:style-name="P1">{</text:p>
      <text:p text:style-name="P1"><text:s/>printf("Hello! This is my first C program with Ubuntu 11.10\n");</text:p>
      <text:p text:style-name="P1"><text:s/>/* Do something more if you want */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2:27:01.809351218</meta:creation-date>
    <dc:date>2015-09-05T12:27:25.494952996</dc:date>
    <meta:editing-duration>P0D</meta:editing-duration>
    <meta:editing-cycles>1</meta:editing-cycles>
    <meta:generator>LibreOffice/4.2.4.2$Linux_X86_64 LibreOffice_project/420m0$Build-2</meta:generator>
    <meta:document-statistic meta:table-count="0" meta:image-count="0" meta:object-count="0" meta:page-count="1" meta:paragraph-count="6" meta:word-count="23" meta:character-count="131" meta:non-whitespace-character-count="112"/>
  </office:meta>
</office:document-meta>
</file>